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08c9f3" officeooo:paragraph-rsid="00154bee"/>
    </style:style>
    <style:style style:name="P4" style:family="paragraph" style:parent-style-name="Standard">
      <style:text-properties fo:language="en" fo:country="US" officeooo:paragraph-rsid="00154bee"/>
    </style:style>
    <style:style style:name="P5" style:family="paragraph" style:parent-style-name="Standard">
      <style:text-properties fo:language="en" fo:country="US" officeooo:rsid="000f53ef" officeooo:paragraph-rsid="00154bee"/>
    </style:style>
    <style:style style:name="P6" style:family="paragraph" style:parent-style-name="Standard">
      <style:text-properties fo:language="en" fo:country="US" officeooo:rsid="00094b27" officeooo:paragraph-rsid="0008c9f3"/>
    </style:style>
    <style:style style:name="P7" style:family="paragraph" style:parent-style-name="Standard">
      <style:text-properties fo:language="en" fo:country="US" officeooo:paragraph-rsid="0004fe15"/>
    </style:style>
    <style:style style:name="P8" style:family="paragraph" style:parent-style-name="Standard">
      <style:text-properties fo:language="en" fo:country="US" officeooo:paragraph-rsid="000f53ef"/>
    </style:style>
    <style:style style:name="P9" style:family="paragraph" style:parent-style-name="Standard">
      <style:text-properties fo:language="en" fo:country="US" officeooo:rsid="00103c38" officeooo:paragraph-rsid="00103c38"/>
    </style:style>
    <style:style style:name="P10" style:family="paragraph" style:parent-style-name="Standard">
      <style:text-properties fo:language="en" fo:country="US" officeooo:rsid="00103c38" officeooo:paragraph-rsid="00169ec7"/>
    </style:style>
    <style:style style:name="P11" style:family="paragraph" style:parent-style-name="Standard">
      <style:text-properties fo:language="en" fo:country="US" officeooo:rsid="00103c38" officeooo:paragraph-rsid="00173597"/>
    </style:style>
    <style:style style:name="P12" style:family="paragraph" style:parent-style-name="Standard">
      <style:text-properties fo:language="en" fo:country="US" officeooo:rsid="00103c38" officeooo:paragraph-rsid="00207d52"/>
    </style:style>
    <style:style style:name="P13" style:family="paragraph" style:parent-style-name="Standard">
      <style:text-properties fo:language="en" fo:country="US" officeooo:rsid="00103c38" officeooo:paragraph-rsid="002476a3"/>
    </style:style>
    <style:style style:name="P14" style:family="paragraph" style:parent-style-name="Standard">
      <style:text-properties fo:language="en" fo:country="US" officeooo:paragraph-rsid="00173597"/>
    </style:style>
    <style:style style:name="P15" style:family="paragraph" style:parent-style-name="Standard">
      <style:paragraph-properties fo:break-before="page"/>
      <style:text-properties fo:language="en" fo:country="US" fo:font-weight="bold" officeooo:rsid="00103c38" officeooo:paragraph-rsid="00103c38" style:font-weight-asian="bold" style:font-weight-complex="bold"/>
    </style:style>
    <style:style style:name="P16" style:family="paragraph" style:parent-style-name="Standard">
      <style:paragraph-properties fo:break-before="page"/>
      <style:text-properties fo:language="en" fo:country="US" fo:font-weight="bold" officeooo:rsid="00103c38" officeooo:paragraph-rsid="002476a3" style:font-weight-asian="bold" style:font-weight-complex="bold"/>
    </style:style>
    <style:style style:name="P17" style:family="paragraph" style:parent-style-name="Standard" style:list-style-name="L1">
      <style:text-properties officeooo:paragraph-rsid="00154bee"/>
    </style:style>
    <style:style style:name="P18" style:family="paragraph" style:parent-style-name="Standard" style:list-style-name="L1">
      <style:text-properties fo:language="en" fo:country="US" officeooo:paragraph-rsid="00154bee"/>
    </style:style>
    <style:style style:name="P19" style:family="paragraph" style:parent-style-name="Standard" style:list-style-name="L2">
      <style:text-properties fo:language="en" fo:country="US" officeooo:rsid="000f53ef" officeooo:paragraph-rsid="00154bee"/>
    </style:style>
    <style:style style:name="P20" style:family="paragraph" style:parent-style-name="Standard" style:list-style-name="L3">
      <style:text-properties fo:language="en" fo:country="US" officeooo:paragraph-rsid="00154bee"/>
    </style:style>
    <style:style style:name="P21" style:family="paragraph" style:parent-style-name="Standard" style:list-style-name="L1">
      <style:text-properties fo:language="en" fo:country="US" officeooo:rsid="00094b27" officeooo:paragraph-rsid="00154bee"/>
    </style:style>
    <style:style style:name="P22" style:family="paragraph" style:parent-style-name="Standard" style:list-style-name="L1">
      <style:text-properties fo:language="en" fo:country="US" officeooo:rsid="00094b27" officeooo:paragraph-rsid="001c1794"/>
    </style:style>
    <style:style style:name="P23" style:family="paragraph" style:parent-style-name="Standard" style:list-style-name="L4">
      <style:text-properties fo:language="en" fo:country="US" officeooo:rsid="00103c38" officeooo:paragraph-rsid="00169ec7"/>
    </style:style>
    <style:style style:name="P24" style:family="paragraph" style:parent-style-name="Standard" style:list-style-name="L4">
      <style:text-properties fo:language="en" fo:country="US" officeooo:rsid="00103c38" officeooo:paragraph-rsid="00207d52"/>
    </style:style>
    <style:style style:name="P25" style:family="paragraph" style:parent-style-name="Standard" style:list-style-name="L5">
      <style:text-properties fo:language="en" fo:country="US" officeooo:rsid="00103c38" officeooo:paragraph-rsid="00282fed"/>
    </style:style>
    <style:style style:name="P26" style:family="paragraph" style:parent-style-name="Standard" style:list-style-name="L5">
      <style:text-properties fo:language="en" fo:country="US" officeooo:rsid="002605d3" officeooo:paragraph-rsid="002605d3"/>
    </style:style>
    <style:style style:name="P27" style:family="paragraph" style:parent-style-name="Standard" style:list-style-name="L5">
      <style:text-properties fo:language="en" fo:country="US" officeooo:rsid="00286107" officeooo:paragraph-rsid="00286107"/>
    </style:style>
    <style:style style:name="P28" style:family="paragraph" style:parent-style-name="Standard">
      <style:text-properties fo:language="en" fo:country="US" officeooo:rsid="00286107" officeooo:paragraph-rsid="00286107"/>
    </style:style>
    <style:style style:name="P29" style:family="paragraph" style:parent-style-name="Standard">
      <style:text-properties fo:language="en" fo:country="US" officeooo:rsid="002476a3" officeooo:paragraph-rsid="002476a3"/>
    </style:style>
    <style:style style:name="P30" style:family="paragraph" style:parent-style-name="Standard">
      <style:text-properties fo:language="en" fo:country="US" officeooo:rsid="002a078e" officeooo:paragraph-rsid="002a078e"/>
    </style:style>
    <style:style style:name="P31" style:family="paragraph" style:parent-style-name="Standard">
      <style:text-properties fo:language="en" fo:country="US" officeooo:rsid="002a078e" officeooo:paragraph-rsid="002b937a"/>
    </style:style>
    <style:style style:name="P32" style:family="paragraph" style:parent-style-name="Standard">
      <style:text-properties fo:language="en" fo:country="US" officeooo:rsid="002b937a" officeooo:paragraph-rsid="002b937a"/>
    </style:style>
    <style:style style:name="P33" style:family="paragraph" style:parent-style-name="Standard" style:list-style-name="L6">
      <style:text-properties fo:language="en" fo:country="US" officeooo:rsid="002b937a" officeooo:paragraph-rsid="002b937a"/>
    </style:style>
    <style:style style:name="P34" style:family="paragraph" style:parent-style-name="Standard" style:list-style-name="L1">
      <style:text-properties officeooo:rsid="00094b27" officeooo:paragraph-rsid="00154bee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-color="#afd095"/>
    </style:style>
    <style:style style:name="P39" style:family="paragraph">
      <loext:graphic-properties draw:fill="none"/>
    </style:style>
    <style:style style:name="T1" style:family="text">
      <style:text-properties officeooo:rsid="000f53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94b27"/>
    </style:style>
    <style:style style:name="T4" style:family="text">
      <style:text-properties fo:language="en" fo:country="US" officeooo:rsid="0008c9f3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officeooo:rsid="00094b27"/>
    </style:style>
    <style:style style:name="T7" style:family="text">
      <style:text-properties officeooo:rsid="002476a3"/>
    </style:style>
    <style:style style:name="T8" style:family="text">
      <style:text-properties officeooo:rsid="002605d3"/>
    </style:style>
    <style:style style:name="T9" style:family="text">
      <style:text-properties officeooo:rsid="00282fed"/>
    </style:style>
    <style:style style:name="T10" style:family="text">
      <style:text-properties officeooo:rsid="00286107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officeooo:rsid="002b937a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56in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417in" style:run-through="foreground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984in" fo:min-width="0.7291in" style:run-through="foreground" style:vertical-pos="from-top" style:vertical-rel="paragraph" style:horizontal-pos="from-left" style:horizontal-rel="paragraph"/>
    </style:style>
    <style:style style:name="gr4" style:family="graphic">
      <style:graphic-properties draw:fill-color="#afd095" draw:textarea-horizontal-align="justify" draw:textarea-vertical-align="middle" draw:auto-grow-height="false" fo:min-height="0.5535in" fo:min-width="0.5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189in" style:run-through="foreground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marker-end="Arrow_20_short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dash" draw:stroke-dash="Long_20_Dash" svg:stroke-width="0.0209in" svg:stroke-color="#ff0000" draw:marker-start-width="0.1701in" draw:marker-end-width="0.1701in" draw:fill="none" draw:textarea-horizontal-align="justify" draw:textarea-vertical-align="middle" draw:auto-grow-height="false" fo:min-height="1.3992in" fo:min-width="0.8264in" fo:padding-top="0.0102in" fo:padding-bottom="0.0102in" fo:padding-left="0.0102in" fo:padding-right="0.0102in" style:run-through="foreground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of calcium imaging data</text:p>
      <text:p text:style-name="P2"/>
      <text:p text:style-name="P2"/>
      <text:p text:style-name="P2"/>
      <text:p text:style-name="P2"/>
      <text:p text:style-name="P3">Data available from Björn’s lab</text:p>
      <text:list xml:id="list3886457606" text:style-name="L1">
        <text:list-item>
          <text:p text:style-name="P18">wide-field imaging with anatomical parcellation, mouse running in virtual maze with visual and tactile stimuli</text:p>
        </text:list-item>
        <text:list-item>
          <text:p text:style-name="P18">microscopic recordings</text:p>
        </text:list-item>
      </text:list>
      <text:p text:style-name="P4"/>
      <text:p text:style-name="P5">Goal:</text:p>
      <text:p text:style-name="P5">We are considering possible model-free and model-based analyses of the calcium data, in particular:</text:p>
      <text:list xml:id="list2826717848" text:style-name="L2">
        <text:list-item>
          <text:p text:style-name="P19">to extract patterns from empirical activity relevant for behavioral conditions (e.g. when the rat running in the corridor is stimulated by visuo/tactile stimuli);</text:p>
        </text:list-item>
        <text:list-item>
          <text:p text:style-name="P19">to develop a generative network model that reproduces specific statistics of the empirical activity, which can be inverted to infer effective connectivity.</text:p>
        </text:list-item>
      </text:list>
      <text:p text:style-name="P4">We want to prepare a contribution to a <text:span text:style-name="T1">DFG application, possibly supported by preliminary joint work between the three labs.</text:span></text:p>
      <text:list xml:id="list127167866" text:style-name="L3">
        <text:list-header>
          <text:p text:style-name="P20"/>
        </text:list-header>
      </text:list>
      <text:p text:style-name="P4"/>
      <text:p text:style-name="P4">Resources for analysis</text:p>
      <text:list xml:id="list154727291084463" text:continue-list="list3886457606" text:style-name="L1">
        <text:list-item>
          <text:p text:style-name="P21">deep learning on calcium imaging activity to extract statistics (ongoing work with Moritz and Johanna)</text:p>
        </text:list-item>
        <text:list-item>
          <text:p text:style-name="P22">existing packages for preprocessing of calcium data (from neurocaas.org): CaImAn (Giovannucci et al. 2019) a python toolbox for large scale Calcium Imaging data Analysis and behavioral analysis; LocaNMF (Saxena et al. 2020) region-based decomposition for widefield calcium imaging data; Penalized Matrix Decomposition (Buchanan et al. 2018) for denoising and compression of functional imaging data </text:p>
        </text:list-item>
        <text:list-item>
          <text:p text:style-name="P34"><text:span text:style-name="T2">for preprocessing of calcium data (e.g. ICA), to be adapted from application to fMRI: </text:span><text:a xlink:type="simple" xlink:href="https://nipy.org/" text:style-name="Internet_20_link" text:visited-style-name="Visited_20_Internet_20_Link"><text:span text:style-name="T2">https://nipy.org/</text:span></text:a><text:span text:style-name="T2">; for classification / decoding: </text:span><text:a xlink:type="simple" xlink:href="https://scikit-learn.org/stable/index.html" text:style-name="Internet_20_link" text:visited-style-name="Visited_20_Internet_20_Link"><text:span text:style-name="T2">https://scikit-learn.org/stable/index.html</text:span></text:a></text:p>
        </text:list-item>
        <text:list-item>
          <text:p text:style-name="P17"><text:span text:style-name="T3">for generative model: Rebecca Willett (Chicago U) about estimation of neuronal activity from calcium imaging; </text:span><text:a xlink:type="simple" xlink:href="https://www.physoc.org/abstracts/prediction-of-neuron-firing-rate-from-calcium-imaging-a-single-cell-approach/" text:style-name="Internet_20_link" text:visited-style-name="Visited_20_Internet_20_Link"><text:span text:style-name="T3">https://www.physoc.org/abstracts/prediction-of-neuron-firing-rate-from-calcium-imaging-a-single-cell-approach/</text:span></text:a><text:span text:style-name="T3">; </text:span><text:a xlink:type="simple" xlink:href="https://pubmed.ncbi.nlm.nih.gov/25629800/" text:style-name="Internet_20_link" text:visited-style-name="Visited_20_Internet_20_Link"><text:span text:style-name="T3">https://pubmed.ncbi.nlm.nih.gov/25629800/</text:span></text:a></text:p>
        </text:list-item>
        <text:list-item>
          <text:p text:style-name="P17"><text:span text:style-name="T4">transpose methods of model-based analysis for fMRI: </text:span><text:a xlink:type="simple" xlink:href="https://github.com/mb-BCA" text:style-name="Internet_20_link" text:visited-style-name="Visited_20_Internet_20_Link"><text:span text:style-name="T4">https://github.com/mb-BCA</text:span></text:a><text:span text:style-name="T4">; see also Gilson et al. </text:span><text:span text:style-name="T2">Model-based whole-brain effective connectivity to study distributed cognition in health and disease. </text:span><text:span text:style-name="T5">Netw Neurosci</text:span><text:span text:style-name="T2"> 4: 338-373; doi: 10.1162/netn_a_00117</text:span></text:p>
        </text:list-item>
      </text:list>
      <text:p text:style-name="P7"/>
      <text:p text:style-name="P8"/>
      <text:p text:style-name="P6"/>
      <text:p text:style-name="P7"/>
      <text:p text:style-name="P7"/>
      <text:p text:style-name="P7"/>
      <text:p text:style-name="P15"><text:span text:style-name="T9">Direction</text:span> 1: Comparison of anatomical and functional parcellations for decoding behavioral stimuli and actions</text:p>
      <text:p text:style-name="P9"/>
      <text:p text:style-name="P10">We want to compare two parcellations for the decoding of behavioral cues (stimuli and combination thereof, running speed, whisker movement, etc.):</text:p>
      <text:list xml:id="list1463654240" text:style-name="L4">
        <text:list-item>
          <text:p text:style-name="P23">anatomical from the Allen Institute as is currently used;</text:p>
        </text:list-item>
        <text:list-item>
          <text:p text:style-name="P24">functional like obtained from ICA (cf <text:span text:style-name="T6">LocaNMF or </text:span>nipy).</text:p>
        </text:list-item>
      </text:list>
      <text:p text:style-name="P12"/>
      <text:p text:style-name="P11">Does a parcellation (of variation thereof) yield better performance in decoding the cues?</text:p>
      <text:p text:style-name="P11">How to compare the parcellations on the cortical surface?</text:p>
      <text:p text:style-name="P14">What is best spatial resolution for the functional parcellation?</text:p>
      <text:p text:style-name="P9"/>
      <text:p text:style-name="P16">Project <text:span text:style-name="T7">2</text:span>: <text:span text:style-name="T7">Generative model based on effective connectivity to fit wide-field calcium data</text:span></text:p>
      <text:p text:style-name="P13"/>
      <text:list xml:id="list188592813" text:style-name="L5">
        <text:list-item>
          <text:p text:style-name="P25"><text:span text:style-name="T8">analyze spatio-temporal structure of calcium signals to inform/adapt dynamic network model (in particular nodal dynamics): </text:span><text:span text:style-name="T9">is it adapted to exponential decay?</text:span></text:p>
          <text:list>
            <text:list-item>
              <text:p text:style-name="P27">exclude components (obtained according to PCA style so far)? in example, component 0 is global and peaks at each stimulus presentation (end or start? To check); component 1 seems artifactual (noisy and localized around brain midline...)</text:p>
            </text:list-item>
          </text:list>
        </text:list-item>
        <text:list-item>
          <text:p text:style-name="P25"><text:span text:style-name="T8">EC estimation method for calcium imaging </text:span><text:span text:style-name="T9">assumes </text:span><text:span text:style-name="T8">stationarit</text:span><text:span text:style-name="T9">y</text:span><text:span text:style-name="T8">: sliding windows (</text:span><text:span text:style-name="T9">window length?</text:span><text:span text:style-name="T8">), </text:span><text:span text:style-name="T9">trial averaging (how many trials?), </text:span><text:span text:style-name="T10">single trial?</text:span></text:p>
          <text:list>
            <text:list-item>
              <text:p text:style-name="P27">use time stamps to test first on stimulus presentation period</text:p>
            </text:list-item>
          </text:list>
        </text:list-item>
        <text:list-item>
          <text:p text:style-name="P26">granularity of model: constant EC + inputs, condition-dependent EC, non-linearity in nodal dynamics, etc.</text:p>
        </text:list-item>
        <text:list-item>
          <text:p text:style-name="P27">parcellation: anatomical, functional?</text:p>
        </text:list-item>
      </text:list>
      <text:p text:style-name="P28"/>
      <text:p text:style-name="P29"><draw:frame text:anchor-type="paragraph" draw:z-index="7" draw:name="Shape8_1" draw:style-name="gr2" draw:text-style-name="P37" svg:width="1.4835in" svg:height="0.576in" svg:x="3.5937in" svg:y="0.1835in"><draw:text-box><text:p text:style-name="P36">measure: covariance, mean activity, etc.</text:p><text:p text:style-name="P36">(during trial s)</text:p></draw:text-box></draw:frame><draw:frame text:anchor-type="paragraph" draw:z-index="11" draw:name="Shape8_2" draw:style-name="gr2" draw:text-style-name="P35" svg:width="1.4835in" svg:height="0.576in" svg:x="6.0626in" svg:y="0.1228in"><draw:text-box><text:p>stability measured by z-score (or coefficient of variation)</text:p></draw:text-box></draw:frame></text:p>
      <text:p text:style-name="P29"/>
      <text:p text:style-name="P29"><draw:g text:anchor-type="paragraph" draw:z-index="0" draw:name="DrawObject2" draw:style-name="gr8"><draw:line draw:name="Shape1" draw:style-name="gr9" draw:text-style-name="P36" svg:x1="0.7583in" svg:y1="0.7835in" svg:x2="1.2374in" svg:y2="0.1063in"><text:p/></draw:line><draw:line draw:name="Shape2" draw:style-name="gr9" draw:text-style-name="P36" svg:x1="1.2374in" svg:y1="0.1063in" svg:x2="1.5709in" svg:y2="0.7728in"><text:p/></draw:line><draw:line draw:name="Shape3" draw:style-name="gr9" draw:text-style-name="P36" svg:x1="1.9461in" svg:y1="0.2728in" svg:x2="1.5709in" svg:y2="0.7728in"><text:p/></draw:line><draw:line draw:name="Shape4" draw:style-name="gr9" draw:text-style-name="P36" svg:x1="2.2583in" svg:y1="0.7831in" svg:x2="1.9457in" svg:y2="0.2728in"><text:p/></draw:line><draw:line draw:name="Shape5" draw:style-name="gr9" draw:text-style-name="P36" svg:x1="2.5917in" svg:y1="0.5961in" svg:x2="2.2583in" svg:y2="0.7835in"><text:p/></draw:line></draw:g><draw:g text:anchor-type="paragraph" draw:z-index="1" draw:name="DrawObject1" draw:style-name="gr8"><draw:line draw:name="Shape1_0" draw:style-name="gr9" draw:text-style-name="P36" svg:x1="2.5917in" svg:y1="0.8472in" svg:x2="2.1126in" svg:y2="1.5244in"><text:p/></draw:line><draw:line draw:name="Shape2_0" draw:style-name="gr9" draw:text-style-name="P36" svg:x1="2.1126in" svg:y1="1.524in" svg:x2="1.7791in" svg:y2="0.8575in"><text:p/></draw:line><draw:line draw:name="Shape3_0" draw:style-name="gr9" draw:text-style-name="P36" svg:x1="1.4039in" svg:y1="1.5492in" svg:x2="1.7791in" svg:y2="0.8575in"><text:p/></draw:line><draw:line draw:name="Shape4_0" draw:style-name="gr9" draw:text-style-name="P36" svg:x1="1.0917in" svg:y1="1.039in" svg:x2="1.4043in" svg:y2="1.5492in"><text:p/></draw:line><draw:line draw:name="Shape5_0" draw:style-name="gr9" draw:text-style-name="P36" svg:x1="0.7583in" svg:y1="1.2157in" svg:x2="1.0917in" svg:y2="1.0283in"><text:p/></draw:line></draw:g><draw:custom-shape text:anchor-type="paragraph" draw:z-index="2" draw:name="Shape6" draw:style-name="gr7" draw:text-style-name="P39" svg:width="0.9378in" svg:height="1.5106in" svg:x="0.8937in" svg:y="0.10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7" draw:style-name="gr6" draw:text-style-name="P36" svg:x1="0.7898in" svg:y1="1.9291in" svg:x2="2.6024in" svg:y2="1.9291in"><text:p/></draw:line><draw:frame text:anchor-type="paragraph" draw:z-index="4" draw:name="Shape8_0" draw:style-name="gr5" draw:text-style-name="P35" svg:width="1.2921in" svg:height="0.2189in" svg:x="1.8646in" svg:y="2.0646in"><draw:text-box><text:p>time within trial</text:p></draw:text-box></draw:frame><draw:custom-shape text:anchor-type="paragraph" draw:z-index="5" draw:name="Shape9" draw:style-name="gr3" svg:width="0.8335in" svg:height="0.3961in" svg:x="2.7291in" svg:y="0.7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9"/>
      <text:p text:style-name="P29"><draw:custom-shape text:anchor-type="paragraph" draw:z-index="6" draw:name="Shape10" draw:style-name="gr4" draw:text-style-name="P38" svg:width="0.6878in" svg:height="0.6878in" svg:x="3.9in" svg:y="0.098in"><text:p/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P29"><draw:custom-shape text:anchor-type="paragraph" draw:z-index="10" draw:name="Shape9_0" draw:style-name="gr3" svg:width="0.8335in" svg:height="0.3961in" svg:x="4.9602in" svg:y="0.22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Object2" text:anchor-type="char" svg:x="0.2252in" svg:y="0.0457in" svg:width="0.2902in" svg:height="0.3874in" draw:z-index="9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char" svg:x="6.2772in" svg:y="0.1543in" svg:width="0.7063in" svg:height="0.511in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9"/>
      <text:p text:style-name="P29"/>
      <text:p text:style-name="P29"/>
      <text:p text:style-name="P29"><draw:frame draw:style-name="fr1" draw:name="Object1" text:anchor-type="char" svg:x="3.548in" svg:y="0.1189in" svg:width="1.5098in" svg:height="0.3874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9"><draw:frame text:anchor-type="paragraph" draw:z-index="15" draw:name="Shape8_3" draw:style-name="gr1" draw:text-style-name="P35" svg:width="1.7713in" svg:height="0.576in" svg:x="5.9063in" svg:y="-0.0583in"><draw:text-box><text:p>calculated using mean and variance across all trials in session</text:p></draw:text-box></draw:frame></text:p>
      <text:p text:style-name="P29"/>
      <text:p text:style-name="P29"><draw:frame draw:style-name="fr1" draw:name="Object5" text:anchor-type="char" svg:x="6.298in" svg:y="0.1252in" svg:width="1.0571in" svg:height="0.3874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9"/>
      <text:p text:style-name="P29"/>
      <text:p text:style-name="P29"><draw:frame draw:style-name="fr1" draw:name="Object4" text:anchor-type="char" svg:x="5.8693in" svg:y="0.0709in" svg:width="1.8319in" svg:height="0.3874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9"/>
      <text:p text:style-name="P29"/>
      <text:p text:style-name="P29"/>
      <text:p text:style-name="P32"><text:span text:style-name="T12">To do for next time:</text:span></text:p>
      <text:list xml:id="list1650156176" text:style-name="L6">
        <text:list-item>
          <text:p text:style-name="P33"><text:span text:style-name="T12">check how many trials stabilize the z-score, compare different measures like vector of means of components versus their covariance matrices during stimulus period </text:span></text:p>
        </text:list-item>
        <text:list-item>
          <text:p text:style-name="P33"><text:span text:style-name="T12">compare with prestimulus period?</text:span></text:p>
        </text:list-item>
      </text:list>
      <text:p text:style-name="P30"><text:span text:style-name="T12"/></text:p>
      <text:p text:style-name="P31">Using z-scores are a possibility; one can also use various subsets of trials s obtained by subsampling the whole data <text:span text:style-name="T13">(subsets S of trials)</text:span>, to see the stability of each measure like c<text:span text:style-name="T11">ij</text:span><text:span text:style-name="T12"> by computing their similarity across trial subsets (e.g. using Pearson correlation).</text:span></text:p>
      <text:p text:style-name="P31"><text:span text:style-name="T12"/></text:p>
      <text:p text:style-name="P32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_20_short" draw:display-name="Arrow short" svg:viewBox="0 7 20 13" svg:d="M0 20l10-13 10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21:23:12.844810887</meta:creation-date>
    <dc:date>2021-03-30T15:47:25.262024163</dc:date>
    <meta:editing-duration>PT10H32M55S</meta:editing-duration>
    <meta:editing-cycles>21</meta:editing-cycles>
    <meta:generator>LibreOffice/7.0.5.2$Linux_X86_64 LibreOffice_project/00$Build-2</meta:generator>
    <meta:document-statistic meta:table-count="0" meta:image-count="0" meta:object-count="5" meta:page-count="3" meta:paragraph-count="34" meta:word-count="543" meta:character-count="3874" meta:non-whitespace-character-count="3382"/>
  </office:meta>
</office:document-meta>
</file>

<file path=Object 1/content.xml><?xml version="1.0" encoding="utf-8"?>
<math xmlns="http://www.w3.org/1998/Math/MathML" display="block">
  <semantics>
    <mrow>
      <msubsup>
        <mi>c</mi>
        <mi mathvariant="italic">ij</mi>
        <mi>s</mi>
      </msubsup>
      <mo stretchy="false">=</mo>
      <msub>
        <mrow>
          <mo fence="true" stretchy="false">⟨</mo>
          <mrow>
            <mrow>
              <msubsup>
                <mi>x</mi>
                <mi>i</mi>
                <mi>t</mi>
              </msubsup>
              <msubsup>
                <mi>x</mi>
                <mi>j</mi>
                <mi>t</mi>
              </msubsup>
            </mrow>
          </mrow>
          <mo fence="true" stretchy="false">⟩</mo>
        </mrow>
        <mrow>
          <mi>t</mi>
          <mo stretchy="false">∈</mo>
          <mi>s</mi>
        </mrow>
      </msub>
    </mrow>
    <annotation encoding="StarMath 5.0">c_ij^s = langle x^t_i x^t_j rangle_{t in s}</annotation>
  </semantics>
</math>
</file>

<file path=Object 2/content.xml><?xml version="1.0" encoding="utf-8"?>
<math xmlns="http://www.w3.org/1998/Math/MathML" display="block">
  <semantics>
    <msubsup>
      <mi>x</mi>
      <mi>i</mi>
      <mi>t</mi>
    </msubsup>
    <annotation encoding="StarMath 5.0">x^t_i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i>m</mi>
        <mi>σ</mi>
      </mfrac>
    </mrow>
    <annotation encoding="StarMath 5.0">z = m over %sigma</annotation>
  </semantics>
</math>
</file>

<file path=Object 4/content.xml><?xml version="1.0" encoding="utf-8"?>
<math xmlns="http://www.w3.org/1998/Math/MathML" display="block">
  <semantics>
    <mrow>
      <msup>
        <mi>σ</mi>
        <mn>2</mn>
      </msup>
      <mo stretchy="false">=</mo>
      <msub>
        <mrow>
          <mo fence="true" stretchy="false">⟨</mo>
          <mrow>
            <msup>
              <mrow>
                <mo fence="true" stretchy="false">(</mo>
                <mrow>
                  <mrow>
                    <msubsup>
                      <mi>c</mi>
                      <mi mathvariant="italic">ij</mi>
                      <mi>s</mi>
                    </msubsup>
                    <mo stretchy="false">−</mo>
                    <mi>m</mi>
                  </mrow>
                </mrow>
                <mo fence="true" stretchy="false">)</mo>
              </mrow>
              <mn>2</mn>
            </msup>
          </mrow>
          <mo fence="true" stretchy="false">⟩</mo>
        </mrow>
        <mi>s</mi>
      </msub>
    </mrow>
    <annotation encoding="StarMath 5.0">%sigma^2 = langle (c_ij^s-m)^2 rangle_s</annotation>
  </semantics>
</math>
</file>

<file path=Object 5/content.xml><?xml version="1.0" encoding="utf-8"?>
<math xmlns="http://www.w3.org/1998/Math/MathML" display="block">
  <semantics>
    <mrow>
      <mi>m</mi>
      <mo stretchy="false">=</mo>
      <msub>
        <mrow>
          <mo fence="true" stretchy="false">⟨</mo>
          <mrow>
            <msubsup>
              <mi>c</mi>
              <mi mathvariant="italic">ij</mi>
              <mi>s</mi>
            </msubsup>
          </mrow>
          <mo fence="true" stretchy="false">⟩</mo>
        </mrow>
        <mi>s</mi>
      </msub>
    </mrow>
    <annotation encoding="StarMath 5.0">m = langle c_ij^s rangle_s</annotation>
  </semantics>
</math>
</file>